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000000" draw:marker-start-width="0.321cm" draw:fill="none" draw:textarea-horizontal-align="justify" draw:textarea-vertical-align="middle" draw:auto-grow-height="false" fo:min-height="1.65cm" fo:min-width="2.4cm" fo:padding-top="0.165cm" fo:padding-bottom="0.165cm" fo:padding-left="0.29cm" fo:padding-right="0.29cm"/>
    </style:style>
    <style:style style:name="gr2" style:family="graphic" style:parent-style-name="standard">
      <style:graphic-properties draw:stroke="solid" svg:stroke-width="0.081cm" svg:stroke-color="#000000" draw:marker-start-width="0.321cm" draw:fill="none" draw:textarea-horizontal-align="justify" draw:textarea-vertical-align="middle" draw:auto-grow-height="false" fo:min-height="1.942cm" fo:min-width="1.692cm" fo:padding-top="0.165cm" fo:padding-bottom="0.165cm" fo:padding-left="0.29cm" fo:padding-right="0.29cm"/>
    </style:style>
    <style:style style:name="gr3" style:family="graphic" style:parent-style-name="objectwithoutfill">
      <style:graphic-properties draw:stroke="solid" svg:stroke-width="0.081cm" svg:stroke-color="#000000" draw:marker-start-width="0.321cm" draw:marker-end="Arrow" draw:marker-end-width="0.3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width="0.081cm" svg:stroke-color="#000000" draw:marker-start-width="0.321cm" draw:fill="none" draw:textarea-horizontal-align="justify" draw:textarea-vertical-align="middle" draw:auto-grow-height="false" fo:min-height="1.599cm" fo:min-width="2.501cm" fo:padding-top="0.165cm" fo:padding-bottom="0.165cm" fo:padding-left="0.29cm" fo:padding-right="0.29cm"/>
    </style:style>
    <style:style style:name="gr5" style:family="graphic" style:parent-style-name="standard">
      <style:graphic-properties draw:stroke="solid" svg:stroke-width="0.081cm" svg:stroke-color="#000000" draw:marker-start-width="0.321cm" draw:fill="none" draw:textarea-horizontal-align="justify" draw:textarea-vertical-align="middle" draw:auto-grow-height="false" fo:min-height="1.048cm" fo:min-width="2.65cm" fo:padding-top="0.165cm" fo:padding-bottom="0.165cm" fo:padding-left="0.29cm" fo:padding-right="0.29cm"/>
    </style:style>
    <style:style style:name="gr6" style:family="graphic" style:parent-style-name="standard">
      <style:graphic-properties draw:stroke="solid" svg:stroke-width="0.081cm" svg:stroke-color="#000000" draw:marker-start-width="0.321cm" draw:fill="none" draw:textarea-horizontal-align="justify" draw:textarea-vertical-align="middle" draw:auto-grow-height="false" fo:min-height="1.57cm" fo:min-width="2.32cm" fo:padding-top="0.165cm" fo:padding-bottom="0.165cm" fo:padding-left="0.29cm" fo:padding-right="0.29cm"/>
    </style:style>
    <style:style style:name="gr7" style:family="graphic" style:parent-style-name="standard">
      <style:graphic-properties draw:stroke="solid" svg:stroke-width="0.081cm" svg:stroke-color="#000000" draw:marker-start-width="0.321cm" draw:fill="none" draw:textarea-horizontal-align="justify" draw:textarea-vertical-align="middle" draw:auto-grow-height="false" fo:min-height="1.862cm" fo:min-width="1.612cm" fo:padding-top="0.165cm" fo:padding-bottom="0.165cm" fo:padding-left="0.29cm" fo:padding-right="0.29cm"/>
    </style:style>
    <style:style style:name="gr8" style:family="graphic" style:parent-style-name="objectwithoutfill">
      <style:graphic-properties draw:stroke="dash" draw:stroke-dash="Fine_20_Dashed" svg:stroke-width="0.081cm" svg:stroke-color="#000000" draw:marker-start-width="0.321cm" draw:marker-end="Arrow" draw:marker-end-width="0.3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width="0.081cm" svg:stroke-color="#000000" draw:marker-start-width="0.321cm" draw:fill="none" draw:textarea-horizontal-align="justify" draw:textarea-vertical-align="middle" draw:auto-grow-height="false" fo:min-height="1.519cm" fo:min-width="2.421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608cm" fo:min-width="0.421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1" draw:id="id1" draw:layer="layout" svg:width="2.9cm" svg:height="1.9cm" svg:x="3.4cm" svg:y="2.2cm">
            <text:p text:style-name="P1">prog.c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2" draw:id="id2" draw:layer="layout" svg:width="3.1cm" svg:height="3.1cm" svg:x="8.4cm" svg:y="1.6cm">
            <text:p text:style-name="P1">mcbec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3" draw:id="id3" draw:layer="layout" svg:width="2.9cm" svg:height="1.9cm" svg:x="13.4cm" svg:y="2.2cm">
            <text:p text:style-name="P1">prog.asm</text:p>
            <draw:enhanced-geometry svg:viewBox="0 0 21600 21600" draw:type="rectangle" draw:enhanced-path="M 0 0 L 21600 0 21600 21600 0 21600 0 0 Z N"/>
          </draw:custom-shape>
          <draw:connector draw:style-name="gr3" draw:text-style-name="P2" draw:layer="layout" draw:type="line" svg:x1="6.3cm" svg:y1="3.15cm" svg:x2="8.4cm" svg:y2="3.15cm" draw:start-shape="id1" draw:start-glue-point="1" draw:end-shape="id2" draw:end-glue-point="6" svg:d="M6300 3150h2100" svg:viewBox="0 0 2101 1">
            <text:p/>
          </draw:connector>
          <draw:connector draw:style-name="gr3" draw:text-style-name="P2" draw:layer="layout" draw:type="line" svg:x1="11.5cm" svg:y1="3.15cm" svg:x2="13.4cm" svg:y2="3.15cm" draw:start-shape="id2" draw:start-glue-point="10" draw:end-shape="id3" draw:end-glue-point="3" svg:d="M11500 3150h1900" svg:viewBox="0 0 1901 1">
            <text:p/>
          </draw:connector>
        </draw:g>
        <draw:g>
          <draw:custom-shape draw:style-name="gr1" draw:text-style-name="P2" xml:id="id4" draw:id="id4" draw:layer="layout" svg:width="2.9cm" svg:height="1.9cm" svg:x="3.5cm" svg:y="6.6cm">
            <text:p text:style-name="P1">prog.asm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5" draw:id="id5" draw:layer="layout" svg:width="3.1cm" svg:height="3.1cm" svg:x="8.5cm" svg:y="6cm">
            <text:p text:style-name="P1">mcbea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6" draw:id="id6" draw:layer="layout" svg:width="2.9cm" svg:height="1.9cm" svg:x="13.5cm" svg:y="6.6cm">
            <text:p text:style-name="P1">prog.exe</text:p>
            <draw:enhanced-geometry svg:viewBox="0 0 21600 21600" draw:type="rectangle" draw:enhanced-path="M 0 0 L 21600 0 21600 21600 0 21600 0 0 Z N"/>
          </draw:custom-shape>
          <draw:connector draw:style-name="gr3" draw:text-style-name="P2" draw:layer="layout" draw:type="line" svg:x1="6.4cm" svg:y1="7.55cm" svg:x2="8.5cm" svg:y2="7.55cm" draw:start-shape="id4" draw:start-glue-point="1" draw:end-shape="id5" draw:end-glue-point="6" svg:d="M6400 7550h2100" svg:viewBox="0 0 2101 1">
            <text:p/>
          </draw:connector>
          <draw:connector draw:style-name="gr3" draw:text-style-name="P2" draw:layer="layout" draw:type="line" svg:x1="11.6cm" svg:y1="7.55cm" svg:x2="13.5cm" svg:y2="7.55cm" draw:start-shape="id5" draw:start-glue-point="10" draw:end-shape="id6" draw:end-glue-point="3" svg:d="M11600 7550h1900" svg:viewBox="0 0 1901 1">
            <text:p/>
          </draw:connector>
        </draw:g>
        <draw:g>
          <draw:custom-shape draw:style-name="gr1" draw:text-style-name="P2" xml:id="id7" draw:id="id7" draw:layer="layout" svg:width="2.9cm" svg:height="1.9cm" svg:x="3.7cm" svg:y="10.7cm">
            <text:p text:style-name="P1">prog.exe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8" draw:id="id8" draw:layer="layout" svg:width="3.1cm" svg:height="3.1cm" svg:x="8.65cm" svg:y="10.1cm">
            <text:p text:style-name="P1">mcb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2" draw:layer="layout" draw:type="line" svg:x1="6.6cm" svg:y1="11.65cm" svg:x2="8.65cm" svg:y2="11.65cm" draw:start-shape="id7" draw:start-glue-point="1" draw:end-shape="id8" draw:end-glue-point="6" svg:d="M6600 11650h2050" svg:viewBox="0 0 2051 1">
            <text:p/>
          </draw:connector>
          <draw:connector draw:style-name="gr3" draw:text-style-name="P2" draw:layer="layout" draw:type="line" svg:x1="11.75cm" svg:y1="11.65cm" svg:x2="13.7cm" svg:y2="11.65cm" draw:start-shape="id8" draw:start-glue-point="10" svg:d="M11750 11650h1950" svg:viewBox="0 0 1951 1">
            <text:p/>
          </draw:connector>
          <draw:custom-shape draw:style-name="gr4" draw:text-style-name="P2" draw:layer="layout" svg:width="3cm" svg:height="2.3cm" svg:x="13.7cm" svg:y="10.5cm">
            <text:p text:style-name="P1">salida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5" draw:text-style-name="P2" xml:id="id9" draw:id="id9" draw:layer="layout" svg:width="3.4cm" svg:height="1.4cm" svg:x="8.5cm" svg:y="14.7cm">
            <text:p text:style-name="P1">entrada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onnector draw:style-name="gr3" draw:text-style-name="P2" draw:layer="layout" draw:type="line" svg:x1="10.2cm" svg:y1="14.7cm" svg:x2="10.2cm" svg:y2="13.2cm" draw:start-shape="id9" draw:start-glue-point="4" draw:end-shape="id8" draw:end-glue-point="8" svg:d="M10200 14700v-1500" svg:viewBox="0 0 1 1501">
            <text:p/>
          </draw:connector>
        </draw:g>
        <draw:g>
          <draw:custom-shape draw:style-name="gr6" draw:text-style-name="P2" xml:id="id10" draw:id="id10" draw:layer="layout" svg:width="2.9cm" svg:height="1.9cm" svg:x="1.7cm" svg:y="17.9cm">
            <text:p text:style-name="P1">prog.c</text:p>
            <draw:enhanced-geometry svg:viewBox="0 0 21600 21600" draw:type="rectangle" draw:enhanced-path="M 0 0 L 21600 0 21600 21600 0 21600 0 0 Z N"/>
          </draw:custom-shape>
          <draw:custom-shape draw:style-name="gr7" draw:text-style-name="P2" xml:id="id11" draw:id="id11" draw:layer="layout" svg:width="3.1cm" svg:height="3.1cm" svg:x="1.6cm" svg:y="21.35cm">
            <text:p text:style-name="P1">mcbecc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2" draw:layer="layout" draw:type="line" svg:x1="3.15cm" svg:y1="19.8cm" svg:x2="3.15cm" svg:y2="21.35cm" draw:start-shape="id10" draw:start-glue-point="2" draw:end-shape="id11" draw:end-glue-point="4" svg:d="M3150 19800v1550" svg:viewBox="0 0 1 1551">
            <text:p/>
          </draw:connector>
          <draw:connector draw:style-name="gr8" draw:text-style-name="P2" draw:layer="layout" draw:type="line" svg:x1="4.7cm" svg:y1="22.9cm" svg:x2="6.6cm" svg:y2="22.925cm" draw:start-shape="id11" draw:start-glue-point="10" svg:d="M4700 22900l1900 25" svg:viewBox="0 0 1901 26">
            <text:p/>
          </draw:connector>
          <draw:custom-shape draw:style-name="gr7" draw:text-style-name="P2" xml:id="id12" draw:id="id12" draw:layer="layout" svg:width="3.1cm" svg:height="3.1cm" svg:x="6.6cm" svg:y="21.35cm">
            <text:p text:style-name="P1">mcbeas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" draw:text-style-name="P2" draw:layer="layout" draw:type="line" svg:x1="9.7cm" svg:y1="22.9cm" svg:x2="11.6cm" svg:y2="22.925cm" draw:start-shape="id12" draw:start-glue-point="10" svg:d="M9700 22900l1900 25" svg:viewBox="0 0 1901 26">
            <text:p/>
          </draw:connector>
          <draw:custom-shape draw:style-name="gr7" draw:text-style-name="P2" xml:id="id13" draw:id="id13" draw:layer="layout" svg:width="3.1cm" svg:height="3.1cm" svg:x="11.65cm" svg:y="21.35cm">
            <text:p text:style-name="P1">mcbe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2" draw:layer="layout" draw:type="line" svg:x1="14.75cm" svg:y1="22.9cm" svg:x2="16.7cm" svg:y2="22.875cm" draw:start-shape="id13" draw:start-glue-point="10" svg:d="M14750 22900l1950-25" svg:viewBox="0 0 1951 26">
            <text:p/>
          </draw:connector>
          <draw:custom-shape draw:style-name="gr9" draw:text-style-name="P2" draw:layer="layout" svg:width="3cm" svg:height="2.3cm" svg:x="16.7cm" svg:y="21.75cm">
            <text:p text:style-name="P1">salida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10" draw:text-style-name="P2" draw:layer="layout" svg:width="1cm" svg:height="1.5cm" draw:transform="rotate (-1.5707963267949) translate (6cm 22.4cm)">
            <text:p/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2" draw:layer="layout" svg:width="1cm" svg:height="1.5cm" draw:transform="rotate (-1.5707963267949) translate (11cm 22.4cm)">
            <text:p/>
            <draw:enhanced-geometry svg:viewBox="0 0 88 21600" draw:glue-points="44 ?f6 44 0 0 10800 44 21600 88 10800" draw:text-areas="0 ?f6 88 ?f3" draw:mirror-horizontal="false" draw:mirror-vertical="false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6T11:41:01.908966436</meta:creation-date>
    <dc:date>2018-06-06T13:39:23.792255995</dc:date>
    <meta:editing-duration>PT1H40M45S</meta:editing-duration>
    <meta:editing-cycles>5</meta:editing-cycles>
    <meta:generator>LibreOffice/5.3.6.1$Linux_X86_64 LibreOffice_project/686f202eff87ef707079aeb7f485847613344eb7</meta:generator>
    <meta:document-statistic meta:object-count="32"/>
  </office:meta>
</office:document-meta>
</file>